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reon" officeooo:rsid="0010d1e7" officeooo:paragraph-rsid="0010d1e7"/>
    </style:style>
    <style:style style:name="P2" style:family="paragraph" style:parent-style-name="Standard">
      <style:paragraph-properties fo:line-height="115%" fo:text-align="justify" style:justify-single-word="false"/>
      <style:text-properties style:font-name="Kreon" fo:font-size="13pt" officeooo:rsid="0010d1e7" officeooo:paragraph-rsid="0010d1e7" style:font-size-asian="13pt" style:font-size-complex="13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Kreon" fo:font-size="13pt" fo:font-weight="bold" officeooo:rsid="0012a4bc" officeooo:paragraph-rsid="0012a4bc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Kreon" fo:font-size="13pt" fo:font-weight="bold" officeooo:rsid="0012d42b" officeooo:paragraph-rsid="0012d42b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Kreon" fo:font-size="13pt" fo:font-weight="bold" officeooo:rsid="0012d42b" officeooo:paragraph-rsid="00130966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Kreon" fo:font-size="13pt" fo:font-weight="bold" officeooo:rsid="00130966" officeooo:paragraph-rsid="00130966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Kreon" fo:font-size="13pt" fo:font-weight="normal" officeooo:rsid="0012a4bc" officeooo:paragraph-rsid="0012a4b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Kreon" fo:font-size="13pt" fo:font-weight="normal" officeooo:rsid="0012a4bc" officeooo:paragraph-rsid="00130966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style:font-name="Kreon" fo:font-size="13pt" fo:font-weight="normal" officeooo:rsid="00130966" officeooo:paragraph-rsid="00130966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Kreon" fo:font-size="14pt" fo:font-weight="bold" officeooo:rsid="0012a4bc" officeooo:paragraph-rsid="0012a4bc" style:font-size-asian="14pt" style:font-weight-asian="bold" style:font-size-complex="14pt" style:font-weight-complex="bold"/>
    </style:style>
    <style:style style:name="T1" style:family="text">
      <style:text-properties fo:font-size="27pt" fo:font-weight="bold" style:font-size-asian="27pt" style:font-weight-asian="bold" style:font-size-complex="27pt" style:font-weight-complex="bold"/>
    </style:style>
    <style:style style:name="T2" style:family="text">
      <style:text-properties officeooo:rsid="0012a4bc"/>
    </style:style>
    <style:style style:name="T3" style:family="text">
      <style:text-properties officeooo:rsid="0012d42b"/>
    </style:style>
    <style:style style:name="T4" style:family="text">
      <style:text-properties officeooo:rsid="0014a9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itre 5 : Les résultats du projet</text:span> <text:s/></text:p>
      <text:p text:style-name="P1"/>
      <text:p text:style-name="P1"/>
      <text:p text:style-name="P2">L’application que nous avons créée est l’aboutissement du projet. Elle contient quatre jeux, deux jeux pour le thème ‘Les langues’ , et les deux autres jeux pour le thème ‘Les sciences’. <text:span text:style-name="T2">Dans la suite on va présenter les résultats obtenus pour chaque jeu.</text:span></text:p>
      <text:p text:style-name="P2"/>
      <text:p text:style-name="P2"/>
      <text:p text:style-name="P10"><text:span text:style-name="T3">1. </text:span>Identification des lettres :</text:p>
      <text:p text:style-name="P3"/>
      <text:p text:style-name="P7">L’objectif principal de ce jeu est de permettre aux enfants d’apprendre les alphabets en se basant sur la pédagogie Montessori, donc à la fin de ce jeu l’enfant doit être capable d’identifier les alphabets. <text:span text:style-name="T3">Ce jeu contient trois langues l’arabe, le français et l’anglais, ainsi pour faciliter l’apprentissage à l’enfant nous avons partagé les alphabets en des niveaux, chaque niveau contient des alphabets de même forme. Dans la suite les différentes étapes à suivre :</text:span></text:p>
      <text:list xml:id="list3248450246" text:style-name="L1">
        <text:list-item>
          <text:p text:style-name="P9">Dans le menu principal l’enfant doit cliquer sur le bouton jouer pour arriver à choisir une langue.</text:p>
        </text:list-item>
        <text:list-item>
          <text:p text:style-name="P9">Choisir une langue l’arabe, le français ou l’anglais.</text:p>
        </text:list-item>
        <text:list-item>
          <text:p text:style-name="P9">Choisir entre les deux parties jouer ou passer un quiz.</text:p>
        </text:list-item>
        <text:list-item>
          <text:p text:style-name="P9">Dans la partie jouer, l’enfant doit cliquer sur une lettre afin d’<text:span text:style-name="T4">entendre un son et voir une animation (on détail ceci dans la suite). </text:span></text:p>
        </text:list-item>
      </text:list>
      <text:p text:style-name="P7"/>
      <text:p text:style-name="P7"/>
      <text:p text:style-name="P4">Le menu principal :</text:p>
      <text:p text:style-name="P4"/>
      <text:p text:style-name="P4">Les paramètres et les indications du jeu :</text:p>
      <text:p text:style-name="P4"/>
      <text:p text:style-name="P6">Le choix des langues : </text:p>
      <text:p text:style-name="P4"/>
      <text:p text:style-name="P4">Le choix de partie :</text:p>
      <text:p text:style-name="P4"/>
      <text:p text:style-name="P4">La partie d’apprentissage :</text:p>
      <text:p text:style-name="P4"/>
      <text:p text:style-name="P4">La partie du quiz :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text:span text:style-name="T3">2. </text:span>Construction des mots : </text:p>
      <text:p text:style-name="P10"/>
      <text:p text:style-name="P8">L’objectif principal de ce jeu est de permettre aux enfants d’apprendre les alphabets en se basant sur la pédagogie Montessori, donc à la fin de ce jeu l’enfant doit être capable d’identifier les alphabets. <text:span text:style-name="T3">Ce jeu contient trois langues l’arabe, le français et l’anglais, ainsi pour faciliter l’apprentissage à l’enfant nous avons partagé les alphabets en des niveaux, chaque niveau contient des alphabets de même forme. </text:span></text:p>
      <text:p text:style-name="P8"/>
      <text:p text:style-name="P8"/>
      <text:p text:style-name="P5">Le menu principal :</text:p>
      <text:p text:style-name="P5"/>
      <text:p text:style-name="P5">Les paramètres et les indications du jeu :</text:p>
      <text:p text:style-name="P5"/>
      <text:p text:style-name="P5">Le choix de partie :</text:p>
      <text:p text:style-name="P5"/>
      <text:p text:style-name="P5">La partie d’apprentissage :</text:p>
      <text:p text:style-name="P5"/>
      <text:p text:style-name="P5">La partie du quiz :</text:p>
      <text:p text:style-name="P10"/>
      <text:p text:style-name="P10"/>
      <text:p text:style-name="P10"/>
      <text:p text:style-name="P10"><text:span text:style-name="T3">3. </text:span>Découvrir la météo : 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3">4. </text:span>Découvrir les volumes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2cm" fo:margin-left="1.217cm" fo:margin-right="1.2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2:16:42.869076237</meta:creation-date>
    <dc:date>2020-06-20T13:07:06.914027146</dc:date>
    <meta:editing-duration>PT6M5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331" meta:character-count="1915" meta:non-whitespace-character-count="1603"/>
  </office:meta>
</office:document-meta>
</file>